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 style:master-page-name="MP0">
      <style:paragraph-properties style:page-number="auto" fo:break-before="page"/>
    </style:style>
    <style:style style:name="P2" style:family="paragraph" style:parent-style-name="Standard">
      <style:text-properties officeooo:rsid="00058296" officeooo:paragraph-rsid="0005829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rtefato 3 – versão 1</text:p>
      <text:p text:style-name="Standard"/>
      <text:p text:style-name="P2">Artefato 3 – versão 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WenQuanYi Micro Hei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WenQuanYi Micro Hei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fo:hyphenation-ladder-count="no-limit"/>
      <style:text-properties fo:hyphenate="false"/>
    </style:style>
    <style:style style:name="Lista" style:family="paragraph" style:parent-style-name="Text_20_body">
      <style:paragraph-properties fo:hyphenation-ladder-count="no-limit"/>
      <style:text-properties fo:hyphenate="false"/>
    </style:style>
    <style:style style:name="Legenda" style:family="paragraph" style:parent-style-name="Standard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Fonte_20_parág._20_padrão" style:display-name="Fonte parág. padrão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initial-creator>Allan Thyago</meta:initial-creator>
    <meta:creation-date>2019-10-10T13:41:00Z</meta:creation-date>
    <dc:date>2019-10-10T08:52:41.820253152</dc:date>
    <meta:editing-cycles>3</meta:editing-cycles>
    <meta:editing-duration>PT1M13S</meta:editing-duration>
    <meta:document-statistic meta:table-count="0" meta:image-count="0" meta:object-count="0" meta:page-count="1" meta:paragraph-count="2" meta:word-count="8" meta:character-count="42" meta:non-whitespace-character-count="34"/>
    <meta:template xlink:type="simple" xlink:actuate="onRequest" xlink:title="" xlink:href="Normal"/>
  </office:meta>
</office:document-meta>
</file>